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5905" officeooo:paragraph-rsid="00075905"/>
    </style:style>
    <style:style style:name="P2" style:family="paragraph" style:parent-style-name="Standard">
      <style:text-properties officeooo:rsid="00075905" officeooo:paragraph-rsid="0010402a"/>
    </style:style>
    <style:style style:name="P3" style:family="paragraph" style:parent-style-name="Standard">
      <style:text-properties officeooo:rsid="000af66a" officeooo:paragraph-rsid="000af66a"/>
    </style:style>
    <style:style style:name="P4" style:family="paragraph" style:parent-style-name="Standard">
      <style:text-properties officeooo:rsid="000af66a" officeooo:paragraph-rsid="000ebbef"/>
    </style:style>
    <style:style style:name="P5" style:family="paragraph" style:parent-style-name="Standard">
      <style:text-properties officeooo:rsid="000ebbef" officeooo:paragraph-rsid="000ebbef"/>
    </style:style>
    <style:style style:name="P6" style:family="paragraph" style:parent-style-name="Standard">
      <style:text-properties officeooo:rsid="000ebbef" officeooo:paragraph-rsid="00075905"/>
    </style:style>
    <style:style style:name="P7" style:family="paragraph" style:parent-style-name="Standard">
      <style:text-properties officeooo:rsid="00090d16" officeooo:paragraph-rsid="00090d16"/>
    </style:style>
    <style:style style:name="P8" style:family="paragraph" style:parent-style-name="Standard">
      <style:text-properties officeooo:rsid="00090d16" officeooo:paragraph-rsid="000ebbef"/>
    </style:style>
    <style:style style:name="P9" style:family="paragraph" style:parent-style-name="Standard">
      <style:text-properties officeooo:rsid="00090d16" officeooo:paragraph-rsid="0010402a"/>
    </style:style>
    <style:style style:name="P10" style:family="paragraph" style:parent-style-name="Standard">
      <style:text-properties officeooo:rsid="0010402a" officeooo:paragraph-rsid="0010402a"/>
    </style:style>
    <style:style style:name="P11" style:family="paragraph" style:parent-style-name="Standard">
      <style:text-properties fo:language="es" fo:country="ES" officeooo:rsid="0039af5b" officeooo:paragraph-rsid="0012c24e"/>
    </style:style>
    <style:style style:name="P12" style:family="paragraph" style:parent-style-name="Standard">
      <style:text-properties fo:language="es" fo:country="ES" officeooo:rsid="0012c24e" officeooo:paragraph-rsid="0012c24e"/>
    </style:style>
    <style:style style:name="P13" style:family="paragraph" style:parent-style-name="Standard">
      <style:text-properties fo:language="es" fo:country="ES" officeooo:rsid="0016f6e0" officeooo:paragraph-rsid="0016f6e0"/>
    </style:style>
    <style:style style:name="P14" style:family="paragraph" style:parent-style-name="Standard">
      <style:text-properties fo:language="es" fo:country="ES" officeooo:rsid="001868e2" officeooo:paragraph-rsid="001b0eef"/>
    </style:style>
    <style:style style:name="P15" style:family="paragraph" style:parent-style-name="Standard">
      <style:text-properties fo:language="es" fo:country="ES" officeooo:rsid="001b0eef" officeooo:paragraph-rsid="001b0eef"/>
    </style:style>
    <style:style style:name="P16" style:family="paragraph" style:parent-style-name="Standard">
      <style:text-properties fo:language="es" fo:country="ES" officeooo:rsid="001cc582" officeooo:paragraph-rsid="001cc582"/>
    </style:style>
    <style:style style:name="P17" style:family="paragraph" style:parent-style-name="Standard">
      <style:text-properties fo:language="es" fo:country="ES" officeooo:rsid="0016f6e0" officeooo:paragraph-rsid="0016f6e0"/>
    </style:style>
    <style:style style:name="P18" style:family="paragraph" style:parent-style-name="Standard">
      <style:text-properties fo:language="es" fo:country="ES" officeooo:rsid="001cffff" officeooo:paragraph-rsid="001cffff"/>
    </style:style>
    <style:style style:name="T1" style:family="text">
      <style:text-properties officeooo:rsid="00090d16"/>
    </style:style>
    <style:style style:name="T2" style:family="text">
      <style:text-properties officeooo:rsid="000af66a"/>
    </style:style>
    <style:style style:name="T3" style:family="text">
      <style:text-properties officeooo:rsid="000caca8"/>
    </style:style>
    <style:style style:name="T4" style:family="text">
      <style:text-properties officeooo:rsid="000ebbef"/>
    </style:style>
    <style:style style:name="T5" style:family="text">
      <style:text-properties officeooo:rsid="0012c24e"/>
    </style:style>
    <style:style style:name="T6" style:family="text">
      <style:text-properties officeooo:rsid="001868e2"/>
    </style:style>
    <style:style style:name="T7" style:family="text">
      <style:text-properties officeooo:rsid="001891ae"/>
    </style:style>
    <style:style style:name="T8" style:family="text">
      <style:text-properties officeooo:rsid="001cc5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EMPRES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5"><text:soft-page-break/>IDEA DE NEGOCIO</text:p>
      <text:p text:style-name="P5"/>
      <text:p text:style-name="P9">Motivos</text:p>
      <text:p text:style-name="P2">Desde hace un tiempo siempre he tenido la necesidad de emprender, pero las ideas que he tenido siempre necesitaban de una inversión inicial fuerte y veía muy <text:span text:style-name="T1">arriesgado iniciar la actividad.</text:span></text:p>
      <text:p text:style-name="P9">Actualmente y con los conocimientos que estoy adquiriendo He encontrado una actividad que no necesita de mucha inversión, por este motivo he decidido emprender.</text:p>
      <text:p text:style-name="P9"/>
      <text:p text:style-name="P9">Motivación</text:p>
      <text:p text:style-name="P9">Estoy muy motivado e ilusionado en emprender <text:span text:style-name="T2">este nuevo negocio ya que me veo con los conocimientos y el capital necesario para ello.</text:span></text:p>
      <text:p text:style-name="P9"/>
      <text:p text:style-name="P5">Actividad</text:p>
      <text:p text:style-name="P4">El negocio que deseo emprender es una empresa de desarrollo de aplicaciones multiplataforma para teléfonos móviles, cubriendo el área de aplicaciones libres de propósito general <text:span text:style-name="T3">y aplicaciones personalizadas (a medida) para negocios en concreto.</text:span></text:p>
      <text:p text:style-name="P4"/>
      <text:p text:style-name="P5">Propuesta de valor</text:p>
      <text:p text:style-name="P5">Las aplicaciones que voy a ofrecer van a ser diseñadas respetando los estándares de usabilidad y arquitectura, ofreciendo aplicaciones usables y con buen rendimiento, las cuales podrán ser instaladas en la mayoría <text:s/>de los dispositivos del mercado.</text:p>
      <text:p text:style-name="P5"/>
      <text:p text:style-name="P5">Objetivo a un año</text:p>
      <text:p text:style-name="P5">Dar a conocer a la empresa para poder llegar a la mayor cantidad de clientes posibles, para poder conseguir los ingresos necesarios para el funcionamiento de la empresa.</text:p>
      <text:p text:style-name="P5"/>
      <text:p text:style-name="P5">REQUISITOS EMPRESARIO</text:p>
      <text:p text:style-name="P8"/>
      <text:p text:style-name="P3">Riesgo</text:p>
      <text:p text:style-name="P3">Como he mencionado anteriormente, esta actividad no supone mucho riesgo, ya que la inversión inicial es mínima.</text:p>
      <text:p text:style-name="P3"/>
      <text:p text:style-name="P3">Capital</text:p>
      <text:p text:style-name="P3">Si, dispongo del capital disponible.</text:p>
      <text:p text:style-name="P3"/>
      <text:p text:style-name="P3">Conocer el negocio</text:p>
      <text:p text:style-name="P3">No he trabajado antes, <text:span text:style-name="T4">pero estoy formándome para ello. </text:span></text:p>
      <text:p text:style-name="P3"/>
      <text:p text:style-name="P10">Conocimientos de gestión</text:p>
      <text:p text:style-name="P10">Tengo conocimientos de gestión de una empresa, ya que he gestionado el anterior negocio de mi padre (una herrería) , en este tiempo adquirí habilidades de gestión de negocios.</text:p>
      <text:p text:style-name="P10"/>
      <text:p text:style-name="P10">Habilidades sociales y personales</text:p>
      <text:p text:style-name="P10">Soy optimista ante las adversidades que pudieran surgir, y tengo buen trato con las persona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Autoevaluación del emprendedor</text:p>
      <text:p text:style-name="P10">A.Soy una persona creativa: 23</text:p>
      <text:p text:style-name="P10">B.¿Asumo los riesgos?: 23</text:p>
      <text:p text:style-name="P10">C.¿Soy persistente?: 25</text:p>
      <text:p text:style-name="P10">D.¿Confío en mis capacidades?: 25</text:p>
      <text:p text:style-name="P10">E.¿Se organizarme?: 18</text:p>
      <text:p text:style-name="P10">F.¿Tengo capacidad de trabajo?: 21</text:p>
      <text:p text:style-name="P10">G.¿Cuales son mis habilidades sociales?: 24</text:p>
      <text:p text:style-name="P10">H.¿Tengo sentido ético?: 21</text:p>
      <text:p text:style-name="P10"/>
      <text:p text:style-name="P10">He obtenido una nota positiva en todos los aspectos del test, por lo que puedo asegurar que soy una persona emprendedora. </text:p>
      <text:p text:style-name="P7"/>
      <text:p text:style-name="P11"><text:span text:style-name="T5">C</text:span>uota de mercado</text:p>
      <text:p text:style-name="P14">En el sector de la tecnología y la información hay dos empresas claramente dominantes, son Google y facebook. <text:span text:style-name="T7">Tambien existen numerosas empresas pequeñas que ofrecen distintos servicios, aunque al ser un gran mercado en continuo crecimiento. </text:span></text:p>
      <text:p text:style-name="P15"><text:span text:style-name="T8">El primer año a</text:span>spiro a una cuota de mercado suficiente para poder <text:span text:style-name="T8">cubrir gastos y algo de capital para poder crecer como empresa.</text:span></text:p>
      <text:p text:style-name="P11"/>
      <text:p text:style-name="P12">Estructura de mercados</text:p>
      <text:p text:style-name="P16">Los intermediarios existentes para una empresa de desarrollo de aplicaciones son la tienda de Android “Google Play” y en Ios “App Atore”,</text:p>
      <text:p text:style-name="P16">Los preinscriptores son las empresas citadas anteriormente, ya que las tiendas posicionan y publicitan nuestros productos según el número de descargas y comentarios positivos o negativos.</text:p>
      <text:p text:style-name="P16"/>
      <text:p text:style-name="P13">Precio de equilibrio</text:p>
      <text:p text:style-name="P18">El precio de equilibrio son 7€ por hora dedicada al desarrollo, aunque en el caso de mi empresa, este dato no es relevante ya que van a distribuirse de forma gratuita y los ingresos vendrán mediante la publicidad ofrecida en las mismas.</text:p>
      <text:p text:style-name="P13"/>
      <text:p text:style-name="P13">LAS 5 FUERZAS DE PORTER <text:span text:style-name="T6">(buscar video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6:28:44.540763140</meta:creation-date>
    <meta:generator>LibreOffice/6.0.7.3$Linux_X86_64 LibreOffice_project/00m0$Build-3</meta:generator>
    <dc:date>2019-10-28T12:54:23.249908974</dc:date>
    <meta:editing-duration>PT2H14M53S</meta:editing-duration>
    <meta:editing-cycles>8</meta:editing-cycles>
    <meta:document-statistic meta:table-count="0" meta:image-count="0" meta:object-count="0" meta:page-count="3" meta:paragraph-count="43" meta:word-count="506" meta:character-count="3232" meta:non-whitespace-character-count="2765"/>
  </office:meta>
</office:document-meta>
</file>